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7472182.902" calcext:value-type="float">
            <text:p>37,472,183</text:p>
          </table:table-cell>
          <table:table-cell table:style-name="ce11" table:formula="of:=[.V9]" office:value-type="float" office:value="2030305.2" calcext:value-type="float">
            <text:p>2,030,30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2.07735" calcext:value-type="float">
            <text:p>112.1</text:p>
          </table:table-cell>
          <table:table-cell table:style-name="ce10" table:formula="of:=1.1%*(1+[.R16])/60" office:value-type="percentage" office:value="0.00310291666666667" calcext:value-type="percentage">
            <text:p>0.31%</text:p>
          </table:table-cell>
          <table:table-cell table:style-name="ce9" table:formula="of:=[.V2]*60" office:value-type="percentage" office:value="0.186175" calcext:value-type="percentage">
            <text:p>18.6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6 - The Faen Valkyrie" calcext:value-type="string">
            <text:p>Class 3: 466 - The Faen Valkyrie</text:p>
          </table:table-cell>
          <table:table-cell table:style-name="ce6" office:value-type="float" office:value="466" calcext:value-type="float">
            <text:p>46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4" calcext:value-type="float">
            <text:p>47.4</text:p>
          </table:table-cell>
          <table:table-cell table:style-name="ce12" table:formula="of:=[.U10]" office:value-type="percentage" office:value="47.4" calcext:value-type="percentage">
            <text:p>474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84" calcext:value-type="float">
            <text:p>8284.0</text:p>
          </table:table-cell>
          <table:table-cell/>
          <table:table-cell table:style-name="ce6"/>
          <table:table-cell table:style-name="ce6" table:formula="of:=[.U11]" office:value-type="float" office:value="20.44" calcext:value-type="float">
            <text:p>20.44</text:p>
          </table:table-cell>
          <table:table-cell table:style-name="ce12" table:formula="of:=[.U11]" office:value-type="percentage" office:value="20.44" calcext:value-type="percentage">
            <text:p>204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625" calcext:value-type="float">
            <text:p>422.6</text:p>
          </table:table-cell>
          <table:table-cell table:style-name="ce10" table:formula="of:=[.W4]/60" office:value-type="percentage" office:value="0.004025" calcext:value-type="percentage">
            <text:p>0.40%</text:p>
          </table:table-cell>
          <table:table-cell table:style-name="ce9" table:formula="of:=1%*(1+3+3%*[.E79])+([.F7]/100/100/2)+1%" office:value-type="percentage" office:value="0.2415" calcext:value-type="percentage">
            <text:p>24.15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24" calcext:value-type="float">
            <text:p>6.24</text:p>
          </table:table-cell>
          <table:table-cell table:style-name="ce12" table:formula="of:=[.U12]" office:value-type="percentage" office:value="6.24" calcext:value-type="percentage">
            <text:p>62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5.18735" calcext:value-type="float">
            <text:p>145.2</text:p>
          </table:table-cell>
          <table:table-cell table:style-name="ce10" table:formula="of:=1.1%*(1+[.R16]+500%)/60" office:value-type="percentage" office:value="0.00401958333333333" calcext:value-type="percentage">
            <text:p>0.40%</text:p>
          </table:table-cell>
          <table:table-cell table:style-name="ce9" table:formula="of:=[.V5]*60" office:value-type="percentage" office:value="0.241175" calcext:value-type="percentage">
            <text:p>24.1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080" calcext:value-type="float">
            <text:p>25080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407057.2" calcext:value-type="float">
            <text:p>11407057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7472182.902" calcext:value-type="float">
            <text:p>37472182.902</text:p>
          </table:table-cell>
          <table:table-cell table:style-name="ce6" table:formula="of:=([.S11]+[.S12])/2" office:value-type="float" office:value="2030305.2" calcext:value-type="float">
            <text:p>2030305.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3537308.604" calcext:value-type="float">
            <text:p>63537308.60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4" calcext:value-type="percentage">
            <text:p>474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898814372341" calcext:value-type="percentage">
            <text:p>98.2%</text:p>
          </table:table-cell>
          <table:table-cell table:formula="of:=1/(1-[.Q11])" office:value-type="float" office:value="55.2449999999987" calcext:value-type="float">
            <text:p>55.2449999999987</text:p>
          </table:table-cell>
          <table:table-cell table:formula="of:=[.$S$2]/(1/(1+[.$O$16]+[.$AV$16]))" office:value-type="float" office:value="1947771" calcext:value-type="float">
            <text:p>194777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44" calcext:value-type="percentage">
            <text:p>204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84.0]" calcext:value-type="string">
            <text:p>Str: <text:s/>545 <text:s/>[8,284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04521753996" calcext:value-type="percentage">
            <text:p>98.3%</text:p>
          </table:table-cell>
          <table:table-cell table:formula="of:=1/(1-[.Q12])" office:value-type="float" office:value="58.4949999999998" calcext:value-type="float">
            <text:p>58.4949999999998</text:p>
          </table:table-cell>
          <table:table-cell table:formula="of:=[.$S$2]/(1/(1+[.$O$16]+[.$AJ$16]+[.$AV$16]))" office:value-type="float" office:value="2112839.4" calcext:value-type="float">
            <text:p>2112839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24" calcext:value-type="percentage">
            <text:p>62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01668063169" calcext:value-type="percentage">
            <text:p>98.2%</text:p>
          </table:table-cell>
          <table:table-cell table:style-name="ce14" table:formula="of:=([.R11]+[.R12])/2" office:value-type="float" office:value="56.8700000000001" calcext:value-type="float">
            <text:p>56.9</text:p>
          </table:table-cell>
          <table:table-cell table:style-name="ce14" table:formula="of:=([.S11]+[.S12])/2" office:value-type="float" office:value="2030305.2" calcext:value-type="float">
            <text:p>2030305.2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25" calcext:value-type="percentage">
            <text:p>42.5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080.0]" calcext:value-type="string">
            <text:p>Int: 1650 [25,080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4" calcext:value-type="percentage">
            <text:p>47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925" calcext:value-type="percentage">
            <text:p>159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2" calcext:value-type="percentage">
            <text:p>142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2" calcext:value-type="percentage">
            <text:p>14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44" calcext:value-type="percentage">
            <text:p>204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24" calcext:value-type="percentage">
            <text:p>62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525" calcext:value-type="percentage">
            <text:p>5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40.0%" calcext:value-type="string">
            <text:p>Resilience: 4,74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44.0%" calcext:value-type="string">
            <text:p>Speed+: <text:s text:c="4"/>2,044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0]+([.C20]-1)*20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" table:formula="of:=[.D21]+([.C21]-1)*20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2" calcext:value-type="percentage">
            <text:p>72.00%</text:p>
          </table:table-cell>
          <table:table-cell table:style-name="ce35" table:formula="of:=[.O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2" calcext:value-type="percentage">
            <text:p>72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2" calcext:value-type="percentage">
            <text:p>72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2" calcext:value-type="percentage">
            <text:p>72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2]+([.C22]-1)*20" office:value-type="float" office:value="42" calcext:value-type="float">
            <text:p>42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4]+([.C24]-1)*20" office:value-type="float" office:value="45" calcext:value-type="float">
            <text:p>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25" calcext:value-type="percentage">
            <text:p>122.50%</text:p>
          </table:table-cell>
          <table:table-cell table:style-name="ce37" table:formula="of:=[.R24]" office:value-type="percentage" office:value="15.925" calcext:value-type="percentage">
            <text:p>1592.5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925" calcext:value-type="percentage">
            <text:p>1592.5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525" calcext:value-type="percentage">
            <text:p>552.5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2.1] [322.3 seconds]" calcext:value-type="string">
            <text:p>hp/sec: <text:s text:c="2"/>0.31% [112.1] [322.3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5.2] [248.8 seconds]" calcext:value-type="string">
            <text:p>w/Mantle: 0.40% [145.2] [248.8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28]+([.C28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6] [248.4 seconds]" calcext:value-type="string">
            <text:p>w/Med: <text:s text:c="3"/>0.40% [422.6] [248.4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0%     [hp x  56.87]" calcext:value-type="string">
            <text:p>Mitigation: <text:s text:c="6"/>98.240% <text:s text:c="4"/>[hp x <text:s/>56.8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30,305.2 [hp x 119.43]" calcext:value-type="string">
            <text:p>Effective Health: 2,030,305.2 [hp x 119.43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5  Sentinel Reconstruction [E]     x4 " calcext:value-type="string">
            <text:p>3-5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36]+([.C36]-1)*20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37]+([.C37]-1)*20" office:value-type="float" office:value="43" calcext:value-type="float">
            <text:p>4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2  Transfer [E]                    x1 " calcext:value-type="string">
            <text:p>3-2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9]+([.C39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2" calcext:value-type="percentage">
            <text:p>52.00%</text:p>
          </table:table-cell>
          <table:table-cell table:style-name="ce39" table:formula="of:=[.AG39]" office:value-type="percentage" office:value="6.24" calcext:value-type="percentage">
            <text:p>624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24" calcext:value-type="percentage">
            <text:p>624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24" calcext:value-type="percentage">
            <text:p>624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6" calcext:value-type="float">
            <text:p>46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46]+([.C46]-1)*20" office:value-type="float" office:value="69" calcext:value-type="float">
            <text:p>6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3  Authority of Ash and Ember [E]  x3 " calcext:value-type="string">
            <text:p>3-3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3  Ashen Wings [E]                x12 " calcext:value-type="string">
            <text:p>3-3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9 Space Shift                     x2 " calcext:value-type="string">
            <text:p>3-29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17" calcext:value-type="float">
            <text:p>2217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2 Ashen Limbs" calcext:value-type="string">
            <text:p>1-12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67]+([.C67]-1)*20" office:value-type="float" office:value="12" calcext:value-type="float">
            <text:p>1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8 Deviant of Humanity" calcext:value-type="string">
            <text:p>3-18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70]+([.C70]-1)*20" office:value-type="float" office:value="58" calcext:value-type="float">
            <text:p>58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3  Drill " calcext:value-type="string">
            <text:p>1-3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71]+([.C71]-1)*20" office:value-type="float" office:value="3" calcext:value-type="float">
            <text:p>3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5 Meditation" calcext:value-type="string">
            <text:p>3-15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55" calcext:value-type="float">
            <text:p>5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8  Oxygen Repository" calcext:value-type="string">
            <text:p>2-8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5 Spear of Ash" calcext:value-type="string">
            <text:p>1-15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6 Veteran" calcext:value-type="string">
            <text:p>3-2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formula="of:=[.D87]+([.C87]-1)*20" office:value-type="float" office:value="66" calcext:value-type="float">
            <text:p>66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6   [56% - 92%] Blast Resistance" calcext:value-type="string">
            <text:p>3-6 <text:s text:c="2"/>[56% - 92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94]+([.C94]-1)*20" office:value-type="float" office:value="46" calcext:value-type="float">
            <text:p>46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6%" calcext:value-type="string">
            <text:p>56%</text:p>
          </table:table-cell>
          <table:table-cell table:formula="of:=TEXT(VLOOKUP([.E94];[.$BH$2:.$BJ$74];3);  &quot;0#%&quot;)" office:value-type="string" office:string-value="92%" calcext:value-type="string">
            <text:p>92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7  [42% - 74%] Bone Magic Resistance" calcext:value-type="string">
            <text:p>2-17 <text:s/>[42% - 74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98]+([.C98]-1)*20" office:value-type="float" office:value="37" calcext:value-type="float">
            <text:p>37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2%" calcext:value-type="string">
            <text:p>42%</text:p>
          </table:table-cell>
          <table:table-cell table:formula="of:=TEXT(VLOOKUP([.E98];[.$BH$2:.$BJ$74];3);  &quot;0#%&quot;)" office:value-type="string" office:string-value="74%" calcext:value-type="string">
            <text:p>74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9   [59% - 95%] Void Magic Resistance" calcext:value-type="string">
            <text:p>3-9 <text:s text:c="2"/>[59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144]+([.C144]-1)*20" office:value-type="float" office:value="49" calcext:value-type="float">
            <text:p>49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9%" calcext:value-type="string">
            <text:p>59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6" calcext:value-type="float">
            <text:p>466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84.0" calcext:value-type="string">
            <text:p>8,284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080.0" calcext:value-type="string">
            <text:p>25,080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40.0%" calcext:value-type="string">
            <text:p>4,74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4.0%" calcext:value-type="string">
            <text:p>2,04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2.1" calcext:value-type="string">
            <text:p>112.1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2.3" calcext:value-type="string">
            <text:p>322.3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5.2" calcext:value-type="string">
            <text:p>145.2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6" calcext:value-type="string">
            <text:p>422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4" calcext:value-type="string">
            <text:p>248.4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0%" calcext:value-type="string">
            <text:p>98.24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87" calcext:value-type="string">
            <text:p>56.8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30,305.2" calcext:value-type="string">
            <text:p>2,030,305.2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43" calcext:value-type="string">
            <text:p>119.43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5" calcext:value-type="float">
            <text:p>5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4" calcext:value-type="float">
            <text:p>4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" calcext:value-type="float">
            <text:p>2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5" calcext:value-type="float">
            <text:p>5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2.5% =&gt; 552.5%" calcext:value-type="string">
            <text:p>42.5% =&gt; 552.5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2.5% =&gt; 1,592.5%" calcext:value-type="string">
            <text:p>122.5% =&gt; 1,592.5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" calcext:value-type="float">
            <text:p>3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" calcext:value-type="float">
            <text:p>3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4" calcext:value-type="float">
            <text:p>4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2.0% =&gt; 624.0%" calcext:value-type="string">
            <text:p>52.0% =&gt; 624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9" calcext:value-type="float">
            <text:p>29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6 - The Faen Valkyrie" calcext:value-type="string">
            <text:p>Class 3: 46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84.0]" calcext:value-type="string">
            <text:p>Str: <text:s/>545 <text:s/>[8,284.0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080.0]" calcext:value-type="string">
            <text:p>Int: 1650 [25,080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40.0%" calcext:value-type="string">
            <text:p>Resilience: 4,740.0%</text:p>
          </table:table-cell>
        </table:table-row>
        <table:table-row table:style-name="ro1">
          <table:table-cell table:formula="of:=[$Calculations.A18]" office:value-type="string" office:string-value="Speed+:     2,044.0%" calcext:value-type="string">
            <text:p>Speed+: <text:s text:c="4"/>2,044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2.1] [322.3 seconds]" calcext:value-type="string">
            <text:p>hp/sec: <text:s text:c="2"/>0.31% [112.1] [322.3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6] [248.4 seconds]" calcext:value-type="string">
            <text:p>w/Med: <text:s text:c="3"/>0.40% [422.6] [248.4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0%     [hp x  56.87]" calcext:value-type="string">
            <text:p>Mitigation: <text:s text:c="6"/>98.240% <text:s text:c="4"/>[hp x <text:s/>56.87]</text:p>
          </table:table-cell>
        </table:table-row>
        <table:table-row table:style-name="ro1">
          <table:table-cell table:formula="of:=[$Calculations.A32]" office:value-type="string" office:string-value="Effective Health: 2,030,305.2 [hp x 119.43]" calcext:value-type="string">
            <text:p>Effective Health: 2,030,305.2 [hp x 119.4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5  Sentinel Reconstruction [E]     x4 " calcext:value-type="string">
            <text:p>3-5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2  Transfer [E]                    x1 " calcext:value-type="string">
            <text:p>3-2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3  Authority of Ash and Ember [E]  x3 " calcext:value-type="string">
            <text:p>3-3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3  Ashen Wings [E]                x12 " calcext:value-type="string">
            <text:p>3-3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29 Space Shift                     x2 " calcext:value-type="string">
            <text:p>3-29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8 Deviant of Humanity" calcext:value-type="string">
            <text:p>3-18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5 Meditation" calcext:value-type="string">
            <text:p>3-15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8  Oxygen Repository" calcext:value-type="string">
            <text:p>2-8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6 Veteran" calcext:value-type="string">
            <text:p>3-26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6   [56% - 92%] Blast Resistance" calcext:value-type="string">
            <text:p>3-6 <text:s text:c="2"/>[56% - 92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7  [42% - 74%] Bone Magic Resistance" calcext:value-type="string">
            <text:p>2-17 <text:s/>[42% - 74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9   [59% - 95%] Void Magic Resistance" calcext:value-type="string">
            <text:p>3-9 <text:s text:c="2"/>[59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16:19.7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16:53.556000000</dc:date>
    <meta:generator>LibreOffice/7.0.5.2$Windows_X86_64 LibreOffice_project/64390860c6cd0aca4beafafcfd84613dd9dfb63a</meta:generator>
    <meta:editing-duration>P1DT3H18M11S</meta:editing-duration>
    <meta:editing-cycles>161</meta:editing-cycles>
    <meta:document-statistic meta:table-count="2" meta:cell-count="2185" meta:object-count="0"/>
    <meta:user-defined meta:name="AppVersion">16.0300</meta:user-defined>
  </office:meta>
</office:document-meta>
</file>